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a78a6" officeooo:paragraph-rsid="000a78a6"/>
    </style:style>
    <style:style style:name="P2" style:family="paragraph" style:parent-style-name="Standard">
      <style:paragraph-properties fo:text-align="justify" style:justify-single-word="false"/>
      <style:text-properties officeooo:rsid="000a78a6" officeooo:paragraph-rsid="000a78a6"/>
    </style:style>
    <style:style style:name="P3" style:family="paragraph" style:parent-style-name="Standard">
      <style:paragraph-properties fo:text-align="justify" style:justify-single-word="false"/>
      <style:text-properties officeooo:rsid="0007af37" officeooo:paragraph-rsid="0007af37"/>
    </style:style>
    <style:style style:name="P4" style:family="paragraph" style:parent-style-name="Standard">
      <style:paragraph-properties fo:text-align="justify" style:justify-single-word="false"/>
      <style:text-properties officeooo:rsid="0010f536" officeooo:paragraph-rsid="0010f536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0f536" officeooo:paragraph-rsid="0010f536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0f536" officeooo:paragraph-rsid="0011dad2"/>
    </style:style>
    <style:style style:name="P7" style:family="paragraph" style:parent-style-name="Standard">
      <style:paragraph-properties fo:text-align="justify" style:justify-single-word="false"/>
      <style:text-properties officeooo:rsid="0010f536" officeooo:paragraph-rsid="0010f536"/>
    </style:style>
    <style:style style:name="P8" style:family="paragraph" style:parent-style-name="Heading_20_1">
      <style:paragraph-properties fo:text-align="justify" style:justify-single-word="false"/>
    </style:style>
    <style:style style:name="T1" style:family="text">
      <style:text-properties officeooo:rsid="0010f5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dad2"/>
    </style:style>
    <style:style style:name="T4" style:family="text">
      <style:text-properties officeooo:rsid="001341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Ejercicio 1.<text:span text:style-name="T1">2</text:span></text:h>
      <text:p text:style-name="P3"/>
      <text:p text:style-name="P4">Vamos a diseñar una página web para un cliente, cuyo negocio es: <text:span text:style-name="T4">venta de informatica de segunda mano</text:span></text:p>
      <text:p text:style-name="P3"/>
      <text:list xml:id="list133175375" text:style-name="L1">
        <text:list-item>
          <text:p text:style-name="P5">Lo primero que vamos a hacer es crear un <text:span text:style-name="T2">mapa conceptual</text:span> con todas las ideas (conceptos, productos, servicios, etc) importantes que se deban tener en cuenta posteriormente. (Para ello utiliza la herramienta que creas más conveniente)</text:p>
        </text:list-item>
      </text:list>
      <text:p text:style-name="P4"/>
      <text:p text:style-name="P4"/>
      <text:p text:style-name="P4"/>
      <text:p text:style-name="P4"/>
      <text:p text:style-name="P4"/>
      <text:list xml:id="list230755524126716" text:continue-numbering="true" text:style-name="L1">
        <text:list-header>
          <text:p text:style-name="P5"/>
        </text:list-header>
        <text:list-item>
          <text:p text:style-name="P6">Después, vamos a realizar un <text:span text:style-name="T2">mapa de navegación</text:span> con la jerarquía y arquitectura de los distintos apartados de la futura web. <text:span text:style-name="T3">Usa el mapa conceptual anterior, para que todas las ideas tengan su espacio en la web. </text:span>(Para ello utiliza la herramienta que creas más conveniente)</text:p>
        </text:list-item>
      </text:list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7%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1pt" fo:language="es" fo:country="ES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Puesto_20_Car" style:display-name="Puest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9:02:37.741376498</meta:creation-date>
    <dc:date>2020-09-23T23:07:55.122121787</dc:date>
    <meta:editing-duration>PT40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04" meta:character-count="623" meta:non-whitespace-character-count="525"/>
  </office:meta>
</office:document-meta>
</file>